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none" svg:stroke-color="#000000" draw:fill="none" draw:fill-color="#ffffff" fo:min-height="4.77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016cm"/>
    </style:style>
    <style:style style:name="gr7" style:family="graphic" style:parent-style-name="standard">
      <style:graphic-properties draw:stroke="none" svg:stroke-color="#000000" draw:fill="none" draw:fill-color="#ffffff" fo:min-height="1.143cm"/>
    </style:style>
    <style:style style:name="gr8" style:family="graphic" style:parent-style-name="standard">
      <style:graphic-properties draw:stroke="none" svg:stroke-color="#000000" draw:fill="none" draw:fill-color="#ffffff" fo:min-height="1.39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129cm" svg:height="9.525cm" svg:x="3.032cm" svg:y="3.5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113cm" svg:y1="3.667cm" svg:x2="16.113cm" svg:y2="13.065cm">
          <text:p/>
        </draw:line>
        <draw:custom-shape draw:style-name="gr3" draw:text-style-name="P1" draw:layer="layout" svg:width="3.048cm" svg:height="8.001cm" svg:x="14.716cm" svg:y="13.319cm">
          <text:p/>
          <draw:enhanced-geometry svg:viewBox="0 0 21600 21600" draw:glue-points="10800 0 0 10800 10800 21600 21600 10800 ?f40 ?f41" draw:text-areas="0 0 21600 21600" draw:type="rectangular-callout" draw:modifiers="30774.1554608068 -386.0034991252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layer="layout" svg:width="2.921cm" svg:height="8.072cm" svg:x="14.843cm" svg:y="13.573cm">
          <draw:text-box>
            <text:p>Has all</text:p>
            <text:p>The users, </text:p>
            <text:p>It has a</text:p>
            <text:p>Place at</text:p>
            <text:p>The bottom to change nick</text:p>
            <text:p/>
          </draw:text-box>
        </draw:frame>
        <draw:line draw:style-name="gr2" draw:text-style-name="P1" draw:layer="layout" svg:x1="16.113cm" svg:y1="12.049cm" svg:x2="19.161cm" svg:y2="12.049cm">
          <text:p/>
        </draw:line>
        <draw:line draw:style-name="gr2" draw:text-style-name="P1" draw:layer="layout" svg:x1="5.064cm" svg:y1="3.667cm" svg:x2="5.064cm" svg:y2="4.81cm">
          <text:p/>
        </draw:line>
        <draw:line draw:style-name="gr2" draw:text-style-name="P1" draw:layer="layout" svg:x1="5.445cm" svg:y1="4.81cm" svg:x2="3.032cm" svg:y2="4.81cm">
          <text:p/>
        </draw:line>
        <draw:line draw:style-name="gr5" draw:text-style-name="P1" draw:layer="layout" svg:x1="6.08cm" svg:y1="7.477cm" svg:x2="5.318cm" svg:y2="5.445cm">
          <text:p/>
        </draw:line>
        <draw:frame draw:style-name="gr6" draw:layer="layout" svg:width="2.794cm" svg:height="1.673cm" svg:x="5.445cm" svg:y="7.731cm">
          <draw:text-box>
            <text:p>Menu</text:p>
            <text:p>button</text:p>
          </draw:text-box>
        </draw:frame>
        <draw:line draw:style-name="gr2" draw:text-style-name="P1" draw:layer="layout" svg:x1="5.318cm" svg:y1="4.81cm" svg:x2="16.113cm" svg:y2="4.81cm">
          <text:p/>
        </draw:line>
        <draw:custom-shape draw:style-name="gr1" draw:text-style-name="P1" draw:layer="layout" svg:width="12.954cm" svg:height="1.016cm" svg:x="3.032cm" svg:y="12.0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763cm" svg:height="10.795cm" svg:x="2.778cm" svg:y="15.351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7.112cm" svg:height="1.393cm" svg:x="3.54cm" svg:y="16.24cm">
          <draw:text-box>
            <text:p>MENU Welcome : ...</text:p>
          </draw:text-box>
        </draw:frame>
        <draw:custom-shape draw:style-name="gr1" draw:text-style-name="P1" draw:layer="layout" svg:width="6.604cm" svg:height="1.651cm" svg:x="3.794cm" svg:y="18.78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6.604cm" svg:height="1.647cm" svg:x="3.794cm" svg:y="18.907cm">
          <draw:text-box>
            <text:p>Online IRC friends</text:p>
          </draw:text-box>
        </draw:frame>
        <draw:custom-shape draw:style-name="gr1" draw:text-style-name="P1" draw:layer="layout" svg:width="8.89cm" svg:height="1.397cm" svg:x="2.778cm" svg:y="13.8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3.175cm" svg:x="4.429cm" svg:y="22.20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i Farney</meta:initial-creator>
    <meta:creation-date>2013-12-07T20:54:56.567026965</meta:creation-date>
    <dc:date>2013-12-07T21:28:50.765384904</dc:date>
    <dc:creator>Eli Farney</dc:creator>
    <meta:editing-duration>PT3M21S</meta:editing-duration>
    <meta:editing-cycles>1</meta:editing-cycles>
    <meta:document-statistic meta:object-count="17"/>
    <meta:generator>LibreOffice/4.1.2.3$Linux_x86 LibreOffice_project/410m0$Build-3</meta:generator>
  </office:meta>
</office:document-meta>
</file>